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Heading_20_1">
      <style:text-properties officeooo:paragraph-rsid="001e7009"/>
    </style:style>
    <style:style style:name="P2" style:family="paragraph" style:parent-style-name="Heading_20_1">
      <style:text-properties officeooo:rsid="00262620" officeooo:paragraph-rsid="00262620"/>
    </style:style>
    <style:style style:name="P3" style:family="paragraph" style:parent-style-name="Standard">
      <style:paragraph-properties fo:text-align="center" style:justify-single-word="false"/>
      <style:text-properties fo:font-size="24pt" officeooo:rsid="0019c776" officeooo:paragraph-rsid="0019c776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9c776" officeooo:paragraph-rsid="0019c776" style:font-size-asian="18pt" style:font-size-complex="18pt"/>
    </style:style>
    <style:style style:name="P5" style:family="paragraph" style:parent-style-name="Text_20_body">
      <style:text-properties officeooo:paragraph-rsid="001bdb93"/>
    </style:style>
    <style:style style:name="P6" style:family="paragraph" style:parent-style-name="Text_20_body">
      <style:text-properties officeooo:rsid="0021cf46" officeooo:paragraph-rsid="0021cf46"/>
    </style:style>
    <style:style style:name="P7" style:family="paragraph" style:parent-style-name="Text_20_body">
      <style:text-properties officeooo:rsid="0025b0d5" officeooo:paragraph-rsid="0025b0d5"/>
    </style:style>
    <style:style style:name="P8" style:family="paragraph" style:parent-style-name="Text_20_body">
      <style:text-properties officeooo:rsid="00262620" officeooo:paragraph-rsid="00262620"/>
    </style:style>
    <style:style style:name="T1" style:family="text">
      <style:text-properties fo:font-variant="normal" fo:text-transform="none" fo:color="#c9211e" loext:opacity="100%" style:font-name="Consolas" fo:font-size="10.5pt" fo:letter-spacing="normal" fo:font-style="normal" fo:font-weight="bold" style:font-weight-asian="bold" style:font-weight-complex="bold"/>
    </style:style>
    <style:style style:name="T2" style:family="text">
      <style:text-properties style:text-position="super 58%" officeooo:rsid="001bb2b6"/>
    </style:style>
    <style:style style:name="T3" style:family="text">
      <style:text-properties officeooo:rsid="001bdb93"/>
    </style:style>
    <style:style style:name="T4" style:family="text">
      <style:text-properties officeooo:rsid="001e47c4"/>
    </style:style>
    <style:style style:name="T5" style:family="text">
      <style:text-properties officeooo:rsid="001e7009"/>
    </style:style>
    <style:style style:name="T6" style:family="text">
      <style:text-properties officeooo:rsid="002350b8"/>
    </style:style>
    <style:style style:name="T7" style:family="text">
      <style:text-properties officeooo:rsid="0025b0d5"/>
    </style:style>
    <style:style style:name="T8" style:family="text">
      <style:text-properties officeooo:rsid="00262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CE 752 HW3 Report</text:p>
      <text:p text:style-name="P4">Josh Mei</text:p>
      <text:h text:style-name="P1" text:outline-level="1"><text:span text:style-name="T4">Pre-Test Information</text:span></text:h>
      <text:p text:style-name="Text_20_body">Test Machine: CSL machine</text:p>
      <text:p text:style-name="P5"><text:span text:style-name="T5">CPU information: </text:span>Intel Core i5-11500 Processor, due to the website<text:span text:style-name="T2">[1]</text:span>, the LLC size is 12MB.</text:p>
      <text:p text:style-name="Text_20_body">Cache size information: running the command <text:span text:style-name="T1">getconf -a | grep CACHE</text:span></text:p>
      <text:p text:style-name="Text_20_body"><text:tab/>LEVEL1_ICACHE_SIZE <text:s text:c="16"/>32768</text:p>
      <text:p text:style-name="Text_20_body"><text:tab/>LEVEL1_ICACHE_ASSOC <text:s text:c="15"/></text:p>
      <text:p text:style-name="Text_20_body"><text:tab/>LEVEL1_ICACHE_LINESIZE <text:s text:c="12"/>64 </text:p>
      <text:p text:style-name="Text_20_body"><text:tab/>LEVEL1_DCACHE_SIZE <text:s text:c="16"/>49152</text:p>
      <text:p text:style-name="Text_20_body"><text:tab/>LEVEL1_DCACHE_ASSOC <text:s text:c="15"/>12</text:p>
      <text:p text:style-name="Text_20_body"><text:tab/>LEVEL1_DCACHE_LINESIZE <text:s text:c="12"/>64</text:p>
      <text:p text:style-name="Text_20_body"><text:tab/>LEVEL2_CACHE_SIZE <text:s text:c="17"/>524288</text:p>
      <text:p text:style-name="Text_20_body"><text:tab/>LEVEL2_CACHE_ASSOC <text:s text:c="16"/>8</text:p>
      <text:p text:style-name="Text_20_body"><text:tab/>LEVEL2_CACHE_LINESIZE <text:s text:c="13"/>64</text:p>
      <text:p text:style-name="Text_20_body"><text:tab/>LEVEL3_CACHE_SIZE <text:s text:c="17"/>12582912</text:p>
      <text:p text:style-name="Text_20_body"><text:tab/>LEVEL3_CACHE_ASSOC <text:s text:c="16"/>16</text:p>
      <text:p text:style-name="Text_20_body"><text:tab/>LEVEL3_CACHE_LINESIZE <text:s text:c="13"/>64</text:p>
      <text:p text:style-name="P6">In summary, L1 cache size is 50KB, L1 cache line size is 64 Byte; <text:span text:style-name="T6">L2 cache size is 524KB, L2 cache line size is 64 Byte, L3 cache size is 12MB, L3 cache line size is 64 Byte.</text:span></text:p>
      <text:h text:style-name="Heading_20_1" text:outline-level="1"><text:span text:style-name="T7">Cache </text:span><text:span text:style-name="T8">Hierarchy</text:span><text:span text:style-name="T7"> </text:span>Test Scheme</text:h>
      <text:p text:style-name="P7">1. Create a memory space (buffer) with the specific size</text:p>
      <text:p text:style-name="P7">2. Perform several random memory accesses</text:p>
      <text:p text:style-name="P7">3. Record the total time, calculate the average data throughput (kbps)</text:p>
      <text:p text:style-name="P8">4. Analyze the relationship between size and throughput, get the cache hierarchy</text:p>
      <text:h text:style-name="P2" text:outline-level="1"><text:span text:style-name="T7">Cache Size </text:span>Test Scheme</text:h>
      <text:h text:style-name="Heading_20_1" text:outline-level="1">Reference</text:h>
      <text:p text:style-name="P5"><text:span text:style-name="T3">[1] </text:span><text:a xlink:type="simple" xlink:href="https://ark.intel.com/content/www/us/en/ark/products/212277/intel-core-i511500-processor-12m-cache-up-to-4-60-ghz.html" text:style-name="Internet_20_link" text:visited-style-name="Visited_20_Internet_20_Link">https://ark.intel.com/content/www/us/en/ark/products/212277/intel-core-i511500-processor-12m-cache-up-to-4-60-ghz.html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Consolas1" svg:font-family="Consolas, 'Courier New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23:29:57.727134662</meta:creation-date>
    <dc:date>2023-04-09T23:47:49.113809944</dc:date>
    <meta:editing-duration>PT17M45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149" meta:character-count="1301" meta:non-whitespace-character-count="987"/>
  </office:meta>
</office:document-meta>
</file>